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S C:\laragon\www\cityscape&gt; symfony serve -d</text:p>
      <text:p text:style-name="Standard"/>
      <text:p text:style-name="Standard"><text:s/>[WARNING] The local web server is already running</text:p>
      <text:p text:style-name="Standard"/>
      <text:p text:style-name="Standard"/>
      <text:p text:style-name="Standard">Local Web Server</text:p>
      <text:p text:style-name="Standard"><text:s text:c="4"/>Listening on https://127.0.0.1:8000</text:p>
      <text:p text:style-name="Standard"><text:s text:c="4"/>The Web server is using PHP CGI 8.1.10 (from default version in $PATH)</text:p>
      <text:p text:style-name="Standard"/>
      <text:p text:style-name="Standard">Local Domains</text:p>
      <text:p text:style-name="Standard"/>
      <text:p text:style-name="Standard"><text:s text:c="4"/>No Workers</text:p>
      <text:p text:style-name="Standard"/>
      <text:p text:style-name="Standard">Environment Variables</text:p>
      <text:p text:style-name="Standard"><text:s text:c="4"/>None</text:p>
      <text:p text:style-name="Standard">PS C:\laragon\www\cityscape&gt; symfony console doctrine:fixtures:load</text:p>
      <text:p text:style-name="Standard"/>
      <text:p text:style-name="Standard"><text:s/>Careful, database "cityscape" will be purged. Do you want to continue? (yes/no) [no]:</text:p>
      <text:p text:style-name="Standard"><text:s/>&gt; yes</text:p>
      <text:p text:style-name="Standard"/>
      <text:p text:style-name="Standard"><text:s text:c="3"/>&gt; purging database</text:p>
      <text:p text:style-name="Standard"><text:s text:c="3"/>&gt; loading App\DataFixtures\AddressFixtures</text:p>
      <text:p text:style-name="Standard"><text:s text:c="3"/>&gt; loading App\DataFixtures\AmenityFixtures</text:p>
      <text:p text:style-name="Standard"><text:s text:c="3"/>&gt; loading App\DataFixtures\AppFixtures</text:p>
      <text:p text:style-name="Standard"><text:s text:c="3"/>&gt; loading App\DataFixtures\CategoryFixtures</text:p>
      <text:p text:style-name="Standard">1012345672013014 <text:s text:c="2"/>&gt; loading App\DataFixtures\CountryFixtures</text:p>
      <text:p text:style-name="Standard"><text:s text:c="3"/>&gt; loading App\DataFixtures\FeatureFixtures</text:p>
      <text:p text:style-name="Standard"><text:s text:c="3"/>&gt; loading App\DataFixtures\PictureFixtures</text:p>
      <text:p text:style-name="Standard"><text:s text:c="3"/>&gt; loading App\DataFixtures\ProjectFixtures</text:p>
      <text:p text:style-name="Standard"><text:s text:c="3"/>&gt; loading App\DataFixtures\PropertyFixtures</text:p>
      <text:p text:style-name="Standard"><text:s text:c="3"/>&gt; loading App\DataFixtures\RentFixtures</text:p>
      <text:p text:style-name="Standard"><text:s text:c="3"/>&gt; loading App\DataFixtures\UserFixtures</text:p>
      <text:p text:style-name="Standard">PS C:\laragon\www\cityscape&gt; composer require easycorp/easyadmin-bundle</text:p>
      <text:p text:style-name="Standard">./composer.json has been updated</text:p>
      <text:p text:style-name="Standard">Running composer update easycorp/easyadmin-bundle</text:p>
      <text:p text:style-name="Standard">Loading composer repositories with package information</text:p>
      <text:p text:style-name="Standard">Restricting packages listed in "symfony/symfony" to "6.4.*"</text:p>
      <text:p text:style-name="Standard">Updating dependencies</text:p>
      <text:p text:style-name="Standard">Lock file operations: 3 installs, 0 updates, 0 removals</text:p>
      <text:p text:style-name="Standard"><text:s text:c="2"/>- Locking easycorp/easyadmin-bundle (v4.9.3)</text:p>
      <text:p text:style-name="Standard"><text:s text:c="2"/>- Locking symfony/polyfill-uuid (v1.29.0)</text:p>
      <text:p text:style-name="Standard"><text:s text:c="2"/>- Locking symfony/uid (v6.4.3)</text:p>
      <text:p text:style-name="Standard">Writing lock file</text:p>
      <text:p text:style-name="Standard">Installing dependencies from lock file (including require-dev)</text:p>
      <text:p text:style-name="Standard">Package operations: 3 installs, 0 updates, 0 removals</text:p>
      <text:p text:style-name="Standard"><text:s text:c="2"/>- Downloading symfony/polyfill-uuid (v1.29.0)</text:p>
      <text:p text:style-name="Standard"><text:s text:c="2"/>- Downloading symfony/uid (v6.4.3)</text:p>
      <text:p text:style-name="Standard"><text:s text:c="2"/>- Downloading easycorp/easyadmin-bundle (v4.9.3)</text:p>
      <text:p text:style-name="Standard"><text:s text:c="2"/>- Installing symfony/uid (v6.4.3): Extracting archive</text:p>
      <text:p text:style-name="Standard"><text:s text:c="2"/>- Installing easycorp/easyadmin-bundle (v4.9.3): Extracting archive</text:p>
      <text:p text:style-name="Standard">Generating autoload files</text:p>
      <text:p text:style-name="Standard">116 packages you are using are looking for funding.</text:p>
      <text:p text:style-name="Standard"><text:soft-page-break/>Use the `composer fund` command to find out more!</text:p>
      <text:p text:style-name="Standard"/>
      <text:p text:style-name="Standard">Symfony operations: 2 recipes (73498d078cfce9180bd8c8865eb5e1bb)</text:p>
      <text:p text:style-name="Standard"><text:s text:c="2"/>- Configuring symfony/uid (&gt;=6.2): From github.com/symfony/recipes:main</text:p>
      <text:p text:style-name="Standard"><text:s text:c="2"/>- Configuring easycorp/easyadmin-bundle (&gt;=3.0): From github.com/symfony/recipes:main</text:p>
      <text:p text:style-name="Standard">Executing script cache:clear [OK]</text:p>
      <text:p text:style-name="Standard">Executing script assets:install public [OK]</text:p>
      <text:p text:style-name="Standard">Executing script importmap:install [OK]</text:p>
      <text:p text:style-name="Standard"/>
      <text:p text:style-name="Standard"><text:s/>What's next? </text:p>
      <text:p text:style-name="Standard"/>
      <text:p text:style-name="Standard"/>
      <text:p text:style-name="Standard">Some files have been created and/or updated to configure your new packages.</text:p>
      <text:p text:style-name="Standard">Please review, edit and commit them: these files are yours.</text:p>
      <text:p text:style-name="Standard"/>
      <text:p text:style-name="Standard">No security vulnerability advisories found.</text:p>
      <text:p text:style-name="Standard">Using version ^4.9 for easycorp/easyadmin-bundle</text:p>
      <text:p text:style-name="Standard">PS C:\laragon\www\cityscape&gt; symfony console make</text:p>
      <text:p text:style-name="Standard">Symfony 6.4.4 (env: dev, debug: true)</text:p>
      <text:p text:style-name="Standard"/>
      <text:p text:style-name="Standard">Usage:</text:p>
      <text:p text:style-name="Standard"><text:s text:c="2"/>command [options] [arguments]</text:p>
      <text:p text:style-name="Standard"/>
      <text:p text:style-name="Standard">Options:</text:p>
      <text:p text:style-name="Standard"><text:s text:c="2"/>-h, --help <text:s text:c="11"/>Display help for the given command. When no command is given display help for the list command</text:p>
      <text:p text:style-name="Standard"><text:s text:c="2"/>-q, --quiet <text:s text:c="10"/>Do not output any message</text:p>
      <text:p text:style-name="Standard"><text:s text:c="2"/>-V, --version <text:s text:c="8"/>Display this application version</text:p>
      <text:p text:style-name="Standard"><text:s text:c="6"/>--ansi|--no-ansi <text:s/>Force (or disable --no-ansi) ANSI output</text:p>
      <text:p text:style-name="Standard"><text:s text:c="2"/>-n, --no-interaction <text:s/>Do not ask any interactive question</text:p>
      <text:p text:style-name="Standard"><text:s text:c="2"/>-e, --env=ENV <text:s text:c="8"/>The Environment name. [default: "dev"]</text:p>
      <text:p text:style-name="Standard"><text:s text:c="6"/>--no-debug <text:s text:c="7"/>Switch off debug mode.</text:p>
      <text:p text:style-name="Standard"><text:s text:c="6"/>--profile <text:s text:c="8"/>Enables profiling (requires debug).</text:p>
      <text:p text:style-name="Standard"><text:s text:c="2"/>-v|vv|vvv, --verbose <text:s/>Increase the verbosity of messages: 1 for normal output, 2 for more verbose output and 3 for debug</text:p>
      <text:p text:style-name="Standard"/>
      <text:p text:style-name="Standard">Available commands for the "make" namespace:</text:p>
      <text:p text:style-name="Standard"><text:s text:c="2"/>make:admin:crud <text:s text:c="12"/>Creates a new EasyAdmin CRUD controller class</text:p>
      <text:p text:style-name="Standard"><text:s text:c="2"/>make:admin:dashboard <text:s text:c="7"/>Creates a new EasyAdmin Dashboard class</text:p>
      <text:p text:style-name="Standard"><text:s text:c="2"/>make:auth <text:s text:c="18"/>Create a Guard authenticator of different flavors</text:p>
      <text:p text:style-name="Standard"><text:s text:c="2"/>make:command <text:s text:c="15"/>Create a new console command class</text:p>
      <text:p text:style-name="Standard"><text:s text:c="2"/>make:controller <text:s text:c="12"/>Create a new controller class</text:p>
      <text:p text:style-name="Standard"><text:s text:c="2"/>make:crud <text:s text:c="18"/>Create CRUD for Doctrine entity class</text:p>
      <text:p text:style-name="Standard"><text:s text:c="2"/>make:docker:database <text:s text:c="7"/>Add a database container to your compose.yaml file</text:p>
      <text:p text:style-name="Standard"><text:s text:c="2"/>make:fixtures <text:s text:c="14"/>Create a new class to load Doctrine fixtures</text:p>
      <text:p text:style-name="Standard"><text:s text:c="2"/>make:form <text:s text:c="18"/>Create a new form class</text:p>
      <text:p text:style-name="Standard"><text:s text:c="2"/>make:functional-test <text:s text:c="7"/>Create a new test class</text:p>
      <text:p text:style-name="Standard"><text:s text:c="2"/>make:listener <text:s text:c="14"/>[make:subscriber] Creates a new event subscriber class or a new event listener class</text:p>
      <text:p text:style-name="Standard"><text:s text:c="2"/>make:message <text:s text:c="15"/>Create a new message and handler</text:p>
      <text:p text:style-name="Standard"><text:s text:c="2"/>make:messenger-middleware <text:s text:c="2"/>Create a new messenger middleware</text:p>
      <text:p text:style-name="Standard"><text:s text:c="2"/>make:migration <text:s text:c="13"/>Create a new migration based on database changes</text:p>
      <text:p text:style-name="Standard"><text:soft-page-break/><text:s text:c="2"/>make:registration-form <text:s text:c="5"/>Create a new registration form system</text:p>
      <text:p text:style-name="Standard"><text:s text:c="2"/>make:reset-password <text:s text:c="8"/>Create controller, entity, and repositories for use with symfonycasts/reset-password-bundle</text:p>
      <text:p text:style-name="Standard"><text:s text:c="2"/>make:security:form-login <text:s text:c="3"/>Generate the code needed for the form_login authenticator</text:p>
      <text:p text:style-name="Standard"><text:s text:c="2"/>make:serializer:encoder <text:s text:c="4"/>Create a new serializer encoder class</text:p>
      <text:p text:style-name="Standard"><text:s text:c="2"/>make:serializer:normalizer <text:s/>Create a new serializer normalizer class</text:p>
      <text:p text:style-name="Standard"><text:s text:c="2"/>make:stimulus-controller <text:s text:c="3"/>Create a new Stimulus controller</text:p>
      <text:p text:style-name="Standard"><text:s text:c="2"/>make:subscriber <text:s text:c="12"/>Creates a new event subscriber class or a new event listener class</text:p>
      <text:p text:style-name="Standard"><text:s text:c="2"/>make:test <text:s text:c="18"/>[make:unit-test|make:functional-test] Create a new test class</text:p>
      <text:p text:style-name="Standard"><text:s text:c="2"/>make:twig-component <text:s text:c="8"/>Create a twig (or live) component</text:p>
      <text:p text:style-name="Standard"><text:s text:c="2"/>make:unit-test <text:s text:c="13"/>Create a new test class</text:p>
      <text:p text:style-name="Standard"><text:s text:c="2"/>make:user <text:s text:c="18"/>Create a new security user class</text:p>
      <text:p text:style-name="Standard"><text:s text:c="2"/>make:validator <text:s text:c="13"/>Create a new validator and constraint class</text:p>
      <text:p text:style-name="Standard"><text:s text:c="2"/>make:voter <text:s text:c="17"/>Create a new security voter class</text:p>
      <text:p text:style-name="Standard">PS C:\laragon\www\cityscape&gt; symfony console make:admin:dashboard</text:p>
      <text:p text:style-name="Standard"/>
      <text:p text:style-name="Standard"><text:s/>Which class name do you prefer for your Dashboard controller? [DashboardController]:</text:p>
      <text:p text:style-name="Standard"><text:s/>&gt;</text:p>
      <text:p text:style-name="Standard"/>
      <text:p text:style-name="Standard"><text:s/>In which directory of your project do you want to generate "DashboardController"? [src/Controller/Admin/]:</text:p>
      <text:p text:style-name="Standard"><text:s/>&gt;</text:p>
      <text:p text:style-name="Standard"/>
      <text:p text:style-name="Standard"/>
      <text:p text:style-name="Standard"/>
      <text:p text:style-name="Standard"><text:s/>[OK] Your dashboard class has been successfully generated.</text:p>
      <text:p text:style-name="Standard"/>
      <text:p text:style-name="Standard"><text:s/>Next steps:</text:p>
      <text:p text:style-name="Standard"><text:s/>* Configure your Dashboard at "src/Controller/Admin/DashboardController.php"</text:p>
      <text:p text:style-name="Standard"><text:s/>* Run "make:admin:crud" to generate CRUD controllers and link them from the Dashboard.</text:p>
      <text:p text:style-name="Standard"/>
      <text:p text:style-name="Standard">PS C:\laragon\www\cityscape&gt; symfony serve -d</text:p>
      <text:p text:style-name="Standard"><text:s/>[WARNING] The local web server is already running</text:p>
      <text:p text:style-name="Standard"/>
      <text:p text:style-name="Standard"/>
      <text:p text:style-name="Standard">Local Web Server</text:p>
      <text:p text:style-name="Standard"><text:s text:c="4"/>Listening on https://127.0.0.1:8000</text:p>
      <text:p text:style-name="Standard"><text:s text:c="4"/>The Web server is using PHP CGI 8.1.10 (from default version in $PATH)</text:p>
      <text:p text:style-name="Standard"/>
      <text:p text:style-name="Standard">Local Domains</text:p>
      <text:p text:style-name="Standard"/>
      <text:p text:style-name="Standard">Workers</text:p>
      <text:p text:style-name="Standard"><text:s text:c="4"/>No Workers</text:p>
      <text:p text:style-name="Standard"/>
      <text:p text:style-name="Standard">Environment Variables</text:p>
      <text:p text:style-name="Standard"><text:s text:c="4"/>None</text:p>
      <text:p text:style-name="Standard">PS C:\laragon\www\cityscape&gt; symfony server:stop</text:p>
      <text:p text:style-name="Standard">Stopping Web Server</text:p>
      <text:p text:style-name="Standard"/>
      <text:p text:style-name="Standard"/>
      <text:p text:style-name="Standard"><text:s/>[OK] Stopped 1 process(es) successfully</text:p>
      <text:p text:style-name="Standard"/>
      <text:p text:style-name="Standard"><text:soft-page-break/></text:p>
      <text:p text:style-name="Standard">PS C:\laragon\www\cityscape&gt; symfony serve -d</text:p>
      <text:p text:style-name="Standard"/>
      <text:p text:style-name="Standard"><text:s/>[WARNING] The local web server is optimized for local development and MUST never be used in a production setup.</text:p>
      <text:p text:style-name="Standard"/>
      <text:p text:style-name="Standard"/>
      <text:p text:style-name="Standard"/>
      <text:p text:style-name="Standard"><text:s/>[OK] Web server listening</text:p>
      <text:p text:style-name="Standard"><text:s text:c="6"/>The Web server is using PHP CGI 8.1.10</text:p>
      <text:p text:style-name="Standard"><text:s text:c="6"/>https://127.0.0.1:8000</text:p>
      <text:p text:style-name="Standard"/>
      <text:p text:style-name="Standard"/>
      <text:p text:style-name="Standard">Stream the logs via symfony.exe server:log</text:p>
      <text:p text:style-name="Standard">PS C:\laragon\www\cityscape&gt; symfony console make:admin:crud <text:s text:c="4"/></text:p>
      <text:p text:style-name="Standard"/>
      <text:p text:style-name="Standard"><text:s/>Which Doctrine entity are you going to manage with this CRUD controller?:</text:p>
      <text:p text:style-name="Standard"><text:s text:c="2"/>[0 ] App\Entity\Address</text:p>
      <text:p text:style-name="Standard"><text:s text:c="2"/>[1 ] App\Entity\Amenity</text:p>
      <text:p text:style-name="Standard"><text:s text:c="2"/>[2 ] App\Entity\Category</text:p>
      <text:p text:style-name="Standard"><text:s text:c="2"/>[3 ] App\Entity\Country</text:p>
      <text:p text:style-name="Standard"><text:s text:c="2"/>[4 ] App\Entity\Feature</text:p>
      <text:p text:style-name="Standard"><text:s text:c="2"/>[5 ] App\Entity\Picture</text:p>
      <text:p text:style-name="Standard"><text:s text:c="2"/>[6 ] App\Entity\Project</text:p>
      <text:p text:style-name="Standard"><text:s text:c="2"/>[7 ] App\Entity\Property</text:p>
      <text:p text:style-name="Standard"><text:s text:c="2"/>[8 ] App\Entity\Rent</text:p>
      <text:p text:style-name="Standard"><text:s text:c="2"/>[9 ] App\Entity\ResetPasswordRequest</text:p>
      <text:p text:style-name="Standard"><text:s text:c="2"/>[10] App\Entity\User</text:p>
      <text:p text:style-name="Standard"><text:s text:c="2"/>[11] Vich\UploaderBundle\Entity\File</text:p>
      <text:p text:style-name="Standard"><text:s/>&gt; 10</text:p>
      <text:p text:style-name="Standard"/>
      <text:p text:style-name="Standard"><text:s/>Which directory do you want to generate the CRUD controller in? [src/Controller/Admin/]:</text:p>
      <text:p text:style-name="Standard"><text:s/>&gt;</text:p>
      <text:p text:style-name="Standard"/>
      <text:p text:style-name="Standard"><text:s/>Namespace of the generated CRUD controller [App\Controller\Admin]:</text:p>
      <text:p text:style-name="Standard"><text:s/>&gt;</text:p>
      <text:p text:style-name="Standard"/>
      <text:p text:style-name="Standard"/>
      <text:p text:style-name="Standard"><text:s/>[OK] Your CRUD controller class has been successfully generated.</text:p>
      <text:p text:style-name="Standard"/>
      <text:p text:style-name="Standard"/>
      <text:p text:style-name="Standard"><text:s/>Next steps:</text:p>
      <text:p text:style-name="Standard"><text:s/>* Configure your controller at "src/Controller/Admin/UserCrudController.php"</text:p>
      <text:p text:style-name="Standard"><text:s/>* Read EasyAdmin docs: https://symfony.com/doc/master/bundles/EasyAdminBundle/index.html</text:p>
      <text:p text:style-name="Standard"/>
      <text:p text:style-name="Standard">PS C:\laragon\www\cityscape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5:41:56.160000000</meta:creation-date>
    <dc:date>2024-03-07T16:28:35.175000000</dc:date>
    <meta:editing-duration>PT46M38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150" meta:word-count="852" meta:character-count="7376" meta:non-whitespace-character-count="6094"/>
  </office:meta>
</office:document-meta>
</file>